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2"/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urachse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LED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1.34" table:style-name="ce2">
            <text:p>$31.3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P-0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17.059999999999999" table:style-name="ce2">
            <text:p>$17.06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iPo Battery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0.69" table:style-name="ce2">
            <text:p>$20.69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P4056 Charger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.07" table:style-name="ce2">
            <text:p>$3.07<text:s/>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PCB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6.44" table:style-name="ce2">
            <text:p>$26.44<text:s/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iezo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4.99" table:style-name="ce2">
            <text:p>$4.99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D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1.7" table:style-name="ce2">
            <text:p>$1.7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ttons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currency" office:value="11.52" table:style-name="ce2">
            <text:p>$11.52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es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currency" office:value="11.28" table:style-name="ce2">
            <text:p>$11.2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tmega328p-AU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21.8" table:style-name="ce2">
            <text:p>$21.80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ystal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.58" table:style-name="ce2">
            <text:p>$3.58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gled Headers x 1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.54" table:style-name="ce2">
            <text:p>$3.54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aight Headers x 2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currency" office:value="3.41" table:style-name="ce2">
            <text:p>$3.41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gikey Shipping</text:p>
          </table:table-cell>
          <table:table-cell table:number-columns-repeated="2" table:style-name="ce1"/>
          <table:table-cell office:value-type="currency" office:value="8.99" table:style-name="ce2">
            <text:p>$8.99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gikey Tax</text:p>
          </table:table-cell>
          <table:table-cell table:number-columns-repeated="2" table:style-name="ce1"/>
          <table:table-cell office:value-type="currency" office:value="4.25" table:style-name="ce2">
            <text:p>$4.25<text:s/>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12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>christopher.smith</meta:initial-creator>
    <dc:creator>christopher.smith</dc:creator>
    <meta:creation-date>2017-09-06T12:00:34Z</meta:creation-date>
    <dc:date>2017-09-06T12:10:35Z</dc:date>
  </office:meta>
</office:document-meta>
</file>